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style:font-name="Arial" fo:font-size="18pt" style:font-size-asian="18pt" style:font-size-complex="18pt"/>
    </style:style>
    <style:style style:name="ce3" style:family="table-cell" style:parent-style-name="Default">
      <style:table-cell-properties fo:border="0.26pt solid #000000"/>
      <style:text-properties style:font-name="Arial" fo:font-size="18pt" style:font-size-asian="18pt" style:font-size-complex="18pt"/>
    </style:style>
    <style:style style:name="ce4" style:family="table-cell" style:parent-style-name="Default">
      <style:text-properties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5" style:family="table-cell" style:parent-style-name="Default">
      <style:text-properties fo:font-size="18pt" style:font-size-asian="18pt" style:font-size-complex="18pt"/>
    </style:style>
    <style:style style:name="ce6" style:family="table-cell" style:parent-style-name="Default" style:data-style-name="N111">
      <style:text-properties style:font-name="Arial" fo:font-size="18pt" style:font-size-asian="18pt" style:font-size-complex="18pt"/>
    </style:style>
    <style:style style:name="ce7" style:family="table-cell" style:parent-style-name="Default" style:data-style-name="N11">
      <style:text-properties style:font-name="Arial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ext-properties style:font-name="Arial" fo:font-size="20pt" style:font-size-asian="20pt" style:font-size-complex="20pt"/>
    </style:style>
    <style:style style:name="ce9" style:family="table-cell" style:parent-style-name="Default">
      <style:text-properties style:font-name="Arial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number-columns-repeated="1011" table:default-cell-style-name="ce8"/>
        <table:table-column table:style-name="co3" table:default-cell-style-name="ce9"/>
        <table:table-row table:style-name="ro1">
          <table:table-cell table:style-name="ce1" office:value-type="string" calcext:value-type="string">
            <text:p>Ex1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œufs</text:p>
          </table:table-cell>
          <table:table-cell table:number-columns-repeated="2"/>
          <table:table-cell table:formula="of:=[.A2]*3/5" office:value-type="float" office:value="3" calcext:value-type="float">
            <text:p>3</text:p>
          </table:table-cell>
          <table:table-cell office:value-type="string" calcext:value-type="string">
            <text:p><text:s/>œuf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gr farine</text:p>
          </table:table-cell>
          <table:table-cell table:number-columns-repeated="2"/>
          <table:table-cell table:formula="of:=[.A3]*3/5" office:value-type="float" office:value="72" calcext:value-type="float">
            <text:p>72</text:p>
          </table:table-cell>
          <table:table-cell office:value-type="string" calcext:value-type="string">
            <text:p><text:s/>gr farine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gr sucre</text:p>
          </table:table-cell>
          <table:table-cell table:number-columns-repeated="2"/>
          <table:table-cell table:formula="of:=[.A4]*3/5" office:value-type="float" office:value="54" calcext:value-type="float">
            <text:p>54</text:p>
          </table:table-cell>
          <table:table-cell office:value-type="string" calcext:value-type="string">
            <text:p><text:s/>gr sucre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gr chocolat</text:p>
          </table:table-cell>
          <table:table-cell table:number-columns-repeated="2"/>
          <table:table-cell table:formula="of:=[.A5]*3/5" office:value-type="float" office:value="135" calcext:value-type="float">
            <text:p>135</text:p>
          </table:table-cell>
          <table:table-cell office:value-type="string" calcext:value-type="string">
            <text:p><text:s/>gr chocolat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gr beurre</text:p>
          </table:table-cell>
          <table:table-cell table:number-columns-repeated="2"/>
          <table:table-cell table:formula="of:=[.A6]*3/5" office:value-type="float" office:value="45" calcext:value-type="float">
            <text:p>45</text:p>
          </table:table-cell>
          <table:table-cell office:value-type="string" calcext:value-type="string">
            <text:p><text:s/>gr beur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96" calcext:value-type="float">
            <text:p>0,96</text:p>
          </table:table-cell>
          <table:table-cell table:style-name="ce3" office:value-type="float" office:value="1.04" calcext:value-type="float">
            <text:p>1,0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1.04" calcext:value-type="float">
            <text:p>1,04</text:p>
          </table:table-cell>
          <table:table-cell table:style-name="ce3" office:value-type="float" office:value="1.18" calcext:value-type="float">
            <text:p>1,18</text:p>
          </table:table-cell>
          <table:table-cell table:number-columns-repeated="2" table:style-name="ce3" office:value-type="float" office:value="0.99" calcext:value-type="float">
            <text:p>0,99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office:value-type="float" office:value="1.08" calcext:value-type="float">
            <text:p>1,0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artie A 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moyenne empirique</text:p>
          </table:table-cell>
          <table:table-cell table:number-columns-repeated="2"/>
          <table:table-cell office:value-type="string" calcext:value-type="string">
            <text:p>xbar</text:p>
          </table:table-cell>
          <table:table-cell table:formula="of:=AVERAGE([.B10:.K10])" office:value-type="float" office:value="1.053" calcext:value-type="float">
            <text:p>1,0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riance empirique</text:p>
          </table:table-cell>
          <table:table-cell table:number-columns-repeated="2"/>
          <table:table-cell office:value-type="string" calcext:value-type="string">
            <text:p>scarré</text:p>
          </table:table-cell>
          <table:table-cell table:formula="of:=COM.MICROSOFT.VAR.P([.B10:.K10])" office:value-type="float" office:value="0.009101" calcext:value-type="float">
            <text:p>0,0091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muest</text:p>
          </table:table-cell>
          <table:table-cell table:formula="of:=[.F14]" office:value-type="float" office:value="1.053" calcext:value-type="float">
            <text:p>1,05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gma2est</text:p>
          </table:table-cell>
          <table:table-cell/>
          <table:table-cell table:formula="of:=VAR([.B10:.K10])" office:value-type="float" office:value="0.0101122222222222" calcext:value-type="float">
            <text:p>0,010112222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fréquence d'une valeur &gt; 1g</text:p>
          </table:table-cell>
          <table:table-cell table:number-columns-repeated="4"/>
          <table:table-cell table:formula="of:=COUNTIF([.B10:.K10];&quot;&gt;1&quot;)/10" office:value-type="float" office:value="0.6" calcext:value-type="float">
            <text:p>0,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artie B 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quantile du chideux à 9 dl d'ordre 1-0.05/2</text:p>
          </table:table-cell>
          <table:table-cell table:number-columns-repeated="6"/>
          <table:table-cell table:formula="of:=COM.MICROSOFT.CHISQ.INV.RT(0.025;9)" office:value-type="float" office:value="19.0227677986416" calcext:value-type="float">
            <text:p>19,022767798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antile du chideux à 9 dl d'ordre 0.05/2</text:p>
          </table:table-cell>
          <table:table-cell table:number-columns-repeated="6"/>
          <table:table-cell table:formula="of:=COM.MICROSOFT.CHISQ.INV.RT(0.975;9)" office:value-type="float" office:value="2.70038949998036" calcext:value-type="float">
            <text:p>2,700389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ic à 95 % : <text:s text:c="5"/>[</text:p>
          </table:table-cell>
          <table:table-cell/>
          <table:table-cell table:formula="of:=10*[.F16]/[.I26]" office:value-type="float" office:value="0.00478426698802993" calcext:value-type="float">
            <text:p>0,004784267</text:p>
          </table:table-cell>
          <table:table-cell office:value-type="string" calcext:value-type="string">
            <text:p><text:s/>  <text:s text:c="2"/>;</text:p>
          </table:table-cell>
          <table:table-cell table:formula="of:=10*[.F16]/[.I27]" office:value-type="float" office:value="0.0337025455034031" calcext:value-type="float">
            <text:p>0,0337025455</text:p>
          </table:table-cell>
          <table:table-cell office:value-type="string" calcext:value-type="string">
            <text:p><text:s text:c="2"/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quantile de la student à 9 dl d'ordre 1-0.05/2</text:p>
          </table:table-cell>
          <table:table-cell table:number-columns-repeated="6"/>
          <table:table-cell table:formula="of:=TINV(0.05;9)" office:value-type="float" office:value="2.26215716279821" calcext:value-type="float">
            <text:p>2,26215716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 est inconnu d'où la loi de student et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c à 95 % : <text:s text:c="6"/>[</text:p>
          </table:table-cell>
          <table:table-cell/>
          <table:table-cell table:formula="of:=[.F14]-SQRT([.D20]/10)*[.I31]" office:value-type="float" office:value="0.981064034554842" calcext:value-type="float">
            <text:p>0,9810640346</text:p>
          </table:table-cell>
          <table:table-cell office:value-type="string" calcext:value-type="string">
            <text:p><text:s/> ;</text:p>
          </table:table-cell>
          <table:table-cell table:formula="of:=[.F14]+SQRT([.F16]/10)*[.I31]" office:value-type="float" office:value="1.12124444894696" calcext:value-type="float">
            <text:p>1,1212444489</text:p>
          </table:table-cell>
          <table:table-cell office:value-type="string" calcext:value-type="string">
            <text:p><text:s text:c="2"/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a)</text:p>
          </table:table-cell>
          <table:table-cell office:value-type="string" calcext:value-type="string">
            <text:p>Si sigma2 est connue <text:s/>on l'utilise et on utlise <text:s/>le quantile de la loi norma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antile de la loi normale d'ordre 1-0.05/2</text:p>
          </table:table-cell>
          <table:table-cell table:number-columns-repeated="6"/>
          <table:table-cell table:formula="of:=LEGACY.NORMSINV(0.975)" office:value-type="float" office:value="1.95996398454005" calcext:value-type="float">
            <text:p>1,959963984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c à 95 % : <text:s text:c="6"/>[</text:p>
          </table:table-cell>
          <table:table-cell/>
          <table:table-cell table:formula="of:=[.F14]-SQRT(0.01/10)*[.I37]" office:value-type="float" office:value="0.991020496769544" calcext:value-type="float">
            <text:p>0,9910204968</text:p>
          </table:table-cell>
          <table:table-cell office:value-type="string" calcext:value-type="string">
            <text:p><text:s/>  <text:s text:c="2"/>;</text:p>
          </table:table-cell>
          <table:table-cell table:formula="of:=[.F14]+SQRT(0.01/10)*[.I37]" office:value-type="float" office:value="1.11497950323046" calcext:value-type="float">
            <text:p>1,1149795032</text:p>
          </table:table-cell>
          <table:table-cell office:value-type="string" calcext:value-type="string">
            <text:p><text:s text:c="2"/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4"/>b)</text:p>
          </table:table-cell>
          <table:table-cell office:value-type="string" calcext:value-type="string">
            <text:p>n &gt; 4 sigma^2*u²/(0,1²) =</text:p>
          </table:table-cell>
          <table:table-cell table:number-columns-repeated="3"/>
          <table:table-cell table:formula="of:=4*[.I37]*[.I37]*0.01*100" office:value-type="float" office:value="15.3658352827765" calcext:value-type="float">
            <text:p>15,3658352828</text:p>
          </table:table-cell>
          <table:table-cell/>
          <table:table-cell office:value-type="string" calcext:value-type="string">
            <text:p><text:s/>n = 1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4"/>c)</text:p>
          </table:table-cell>
          <table:table-cell office:value-type="string" calcext:value-type="string">
            <text:p>u=0.1*racine(n)/(2*sigma)=</text:p>
          </table:table-cell>
          <table:table-cell table:number-columns-repeated="3"/>
          <table:table-cell office:value-type="string" calcext:value-type="string">
            <text:p><text:s/>racine(10)/2=</text:p>
          </table:table-cell>
          <table:table-cell/>
          <table:table-cell table:formula="of:=SQRT(10)/2" office:value-type="float" office:value="1.58113883008419" calcext:value-type="float">
            <text:p>1,581138830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cture de table : 1-alpha/2=</text:p>
          </table:table-cell>
          <table:table-cell table:number-columns-repeated="3"/>
          <table:table-cell table:formula="of:=LEGACY.NORMSDIST([.H43])" office:value-type="float" office:value="0.943076850996671" calcext:value-type="float">
            <text:p>0,943076851</text:p>
          </table:table-cell>
          <table:table-cell office:value-type="string" calcext:value-type="string">
            <text:p><text:s/>et alpha = </text:p>
          </table:table-cell>
          <table:table-cell/>
          <table:table-cell table:formula="of:=(1-[.G45])*2" office:value-type="float" office:value="0.113846298006658" calcext:value-type="float">
            <text:p>0,11384629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d'où un niveau de conf 1-alpha de </text:p>
          </table:table-cell>
          <table:table-cell table:number-columns-repeated="4"/>
          <table:table-cell table:formula="of:=1-[.J45]" office:value-type="float" office:value="0.886153701993342" calcext:value-type="float">
            <text:p>0,886153702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Ex3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vec le calcul de probabilités 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par Pythagore l = 1/2 et <text:s/>surf=1/8 (la moitié d'un carré de côté l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proba d'avoir U entre a et b = </text:p>
          </table:table-cell>
          <table:table-cell table:number-columns-repeated="4"/>
          <table:table-cell office:value-type="string" calcext:value-type="string">
            <text:p><text:s/>b-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ba d'avoir V entre c et d = </text:p>
          </table:table-cell>
          <table:table-cell table:number-columns-repeated="4"/>
          <table:table-cell office:value-type="string" calcext:value-type="string">
            <text:p><text:s/>d-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</text:p>
          </table:table-cell>
          <table:table-cell office:value-type="string" calcext:value-type="string">
            <text:p>la proba d'avoir « U entre a et b et  V entre c et d » vaut</text:p>
          </table:table-cell>
          <table:table-cell table:number-columns-repeated="7"/>
          <table:table-cell office:value-type="string" calcext:value-type="string">
            <text:p>(b-a)(d-c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10"/>par indép. de U et V. <text:s/>C'est aussi la proba d'avoir le couple (U,V) dans l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0"/>rectangle [a,b]x[c,d]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Omega est le carré [0,1]x[0,1].</text:p>
          </table:table-cell>
          <table:table-cell table:number-columns-repeated="4"/>
          <table:table-cell office:value-type="string" calcext:value-type="string">
            <text:p>Si on trace la diagonale monta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0"/>de ce carré Delta est le triangle rectangle inférieu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)</text:p>
          </table:table-cell>
          <table:table-cell office:value-type="string" calcext:value-type="string">
            <text:p>pour les domaines D qui sont des rectangles de côtés parallè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x deux axes du repère orthonormé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) <text:s/>a)</text:p>
          </table:table-cell>
          <table:table-cell office:value-type="string" calcext:value-type="string">
            <text:p>Dans Del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"/>b) <text:s/>Tracer le carré [1/2,1]</text:p>
          </table:table-cell>
          <table:table-cell table:number-columns-repeated="3"/>
          <table:table-cell office:value-type="string" calcext:value-type="string">
            <text:p>X[0,1/2] et sa diagonale montante : Delta 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t le triangle inférieur et Delta 4 le triangle supérieur. Delta 2 est l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iangle restant au dessus de ce carré et Delta 1 celui restant à gauc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ce carré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"/>c)</text:p>
          </table:table-cell>
          <table:table-cell office:value-type="string" calcext:value-type="string">
            <text:p>Si on parcourt la baguette de gauche à droite (sens de la lecture) 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tons x, y et z les longueurs des trois segments obtenus. Et rappel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 sur Delta la seconde césure est à gauche de la premièr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ns ce cas x=v ; y=u-v et z=1-u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5"/></text:p>
          </table:table-cell>
          <table:table-cell office:value-type="string" calcext:value-type="string">
            <text:p>Si u est &lt;1/2 (dans Delta1) un des trois segments obtenu (le 3ieme) <text:s/>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longueur supérieure à la somme des deux autres ce qui contred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&lt;x+y. Sur Delta 2, v&gt;1/2 et cette fois c'est la longueur x du premi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gment qui est trop grande. Si on est sur Delta 3 comme v&lt;u-1/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 longueur du second segment y dépasse 1/2 et une fois encore p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triangle. Si on se place à présent dans Delta 4 les trois inégalité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iangulaires sont satisfaites puisque v&lt;u-v+1-u (car v&lt;1/2) ; u-v&lt;v+1-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car v&gt;u-1/2) et 1-u&lt;v+u-v (car u&gt;1/2) et dans ce cas on peut fai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 triangle. La probalilité d'obtenir un triangle est la surface de Delta 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'après 5)) et </text:p>
          </table:table-cell>
          <table:table-cell/>
          <table:table-cell office:value-type="string" calcext:value-type="string">
            <text:p>vaut 1/8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)</text:p>
          </table:table-cell>
          <table:table-cell office:value-type="string" calcext:value-type="string">
            <text:p>Par symétrie des rôles de u et v si u&gt;v le seul cas où on pourra réali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 triangle sera celui où le couple de césures est dans le triangle symétri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à Delta 4, dans la symétrie orthogonale par rapport à la diagonale monta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 carré Omega. Il a la même surface que Delta 4, soit 1/8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)</text:p>
          </table:table-cell>
          <table:table-cell office:value-type="string" calcext:value-type="string">
            <text:p>Comme on obtient un triangle soit si u&gt;v avec proba 1/8 , soit si u&lt;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c proba 1/8 et que u&lt;v et u&gt;v (le cas u=v est exclus car on aura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 2 segments) ne peuvent se produire simultanément, la probabilité 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cherchée est la somme des deux probabilités de succès évaluée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ns les deux précédentes questions et </text:p>
          </table:table-cell>
          <table:table-cell table:number-columns-repeated="5"/>
          <table:table-cell table:style-name="ce1" office:value-type="string" calcext:value-type="string">
            <text:p><text:s/>P=1/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ec des statistiqu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X suit une Bernoulli de paramètre p et la somme des Xi suit une Binômiale(n,p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estimation de p = moyenne empirique des indicatrices de succès (Xi)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 fréq. Obs. de succès parmi les n essais :</text:p>
          </table:table-cell>
          <table:table-cell table:number-columns-repeated="5"/>
          <table:table-cell table:style-name="ce7" table:formula="of:=23/100" office:value-type="percentage" office:value="0.23" calcext:value-type="percentage">
            <text:p>23,0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</text:p>
          </table:table-cell>
          <table:table-cell table:style-name="ce5" office:value-type="string" calcext:value-type="string">
            <text:p>quantile de la loi normale d'ordre 1-0.1/2</text:p>
          </table:table-cell>
          <table:table-cell table:number-columns-repeated="6"/>
          <table:table-cell table:formula="of:=LEGACY.NORMSINV(0.95)" office:value-type="float" office:value="1.64485362695147" calcext:value-type="float">
            <text:p>1,64485362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c à 95 % : <text:s text:c="6"/>[</text:p>
          </table:table-cell>
          <table:table-cell/>
          <table:table-cell table:style-name="ce6" table:formula="of:=[.H107]-SQRT([.H107]*(1-[.H107])/100)*[.I109]" office:value-type="float" office:value="0.160779212246588" calcext:value-type="float">
            <text:p>0,1608</text:p>
          </table:table-cell>
          <table:table-cell office:value-type="string" calcext:value-type="string">
            <text:p><text:s/>  <text:s text:c="2"/>;</text:p>
          </table:table-cell>
          <table:table-cell table:style-name="ce6" table:formula="of:=[.H107]+SQRT([.H107]*(1-[.H107])/100)*[.I109]" office:value-type="float" office:value="0.299220787753412" calcext:value-type="float">
            <text:p>0,2992</text:p>
          </table:table-cell>
          <table:table-cell office:value-type="string" calcext:value-type="string">
            <text:p><text:s text:c="2"/>]</text:p>
          </table:table-cell>
          <table:table-cell table:number-columns-repeated="1017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0:48:49.438854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5:57:05.524949449</meta:creation-date>
    <dc:date>2017-11-10T12:25:10.336775677</dc:date>
    <meta:editing-duration>PT1H11M3S</meta:editing-duration>
    <meta:editing-cycles>6</meta:editing-cycles>
    <meta:generator>LibreOffice/4.2.8.2$Linux_x86 LibreOffice_project/420m0$Build-2</meta:generator>
    <meta:document-statistic meta:table-count="1" meta:cell-count="164" meta:object-count="0"/>
  </office:meta>
</office:document-meta>
</file>